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shadow="none"/>
      <style:text-properties style:font-name="DejaVu Sans" fo:font-size="12pt" officeooo:paragraph-rsid="000884fd" style:font-size-asian="12pt" style:font-size-complex="12pt"/>
    </style:style>
    <style:style style:name="P2" style:family="paragraph" style:parent-style-name="Text_20_body">
      <style:paragraph-properties style:shadow="none"/>
      <style:text-properties fo:color="#000000" style:font-name="Monospace" fo:font-size="10pt" officeooo:rsid="000c7aa8" officeooo:paragraph-rsid="000884fd" style:font-size-asian="10pt" style:font-size-complex="10pt"/>
    </style:style>
    <style:style style:name="P3" style:family="paragraph" style:parent-style-name="Standard">
      <style:paragraph-properties style:shadow="none"/>
      <style:text-properties style:font-name="DejaVu Sans" fo:font-size="18pt" fo:font-weight="bold" officeooo:rsid="000884fd" officeooo:paragraph-rsid="000884f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shadow="none"/>
      <style:text-properties style:font-name="DejaVu Sans" fo:font-size="12pt" officeooo:rsid="000884fd" officeooo:paragraph-rsid="000884fd" style:font-size-asian="12pt" style:font-size-complex="12pt"/>
    </style:style>
    <style:style style:name="P5" style:family="paragraph" style:parent-style-name="Standard">
      <style:paragraph-properties style:shadow="none"/>
      <style:text-properties style:font-name="DejaVu Sans" fo:font-size="12pt" officeooo:rsid="000a766c" officeooo:paragraph-rsid="000a766c" style:font-size-asian="12pt" style:font-size-complex="12pt"/>
    </style:style>
    <style:style style:name="P6" style:family="paragraph" style:parent-style-name="Preformatted_20_Text">
      <style:paragraph-properties style:shadow="none"/>
      <style:text-properties fo:color="#000000" style:font-name="Monospace" fo:font-size="10pt" officeooo:paragraph-rsid="000884fd" style:font-size-asian="10pt" style:font-size-complex="10pt"/>
    </style:style>
    <style:style style:name="P7" style:family="paragraph" style:parent-style-name="Standard">
      <style:text-properties fo:color="#000000" style:font-name="Monospace" fo:font-size="10pt" officeooo:rsid="0016b883" officeooo:paragraph-rsid="000884fd" style:font-size-asian="10pt" style:font-size-complex="10pt"/>
    </style:style>
    <style:style style:name="P8" style:family="paragraph" style:parent-style-name="Preformatted_20_Text">
      <style:text-properties fo:color="#000000" style:font-name="Monospace" fo:font-size="10pt" officeooo:paragraph-rsid="000884fd" style:font-size-asian="10pt" style:font-size-complex="10pt"/>
    </style:style>
    <style:style style:name="T1" style:family="text">
      <style:text-properties officeooo:rsid="000884fd"/>
    </style:style>
    <style:style style:name="T2" style:family="text">
      <style:text-properties officeooo:rsid="000c7aa8"/>
    </style:style>
    <style:style style:name="T3" style:family="text">
      <style:text-properties officeooo:rsid="000a766c"/>
    </style:style>
    <style:style style:name="T4" style:family="text">
      <style:text-properties officeooo:rsid="000bf9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ck around the clock </text:p>
      <text:p text:style-name="P4"><text:span text:style-name="T3">Interpret: </text:span>Bill Haley <text:span text:style-name="T3">and the Comets</text:span> . <text:span text:style-name="T3">Geschrieben: </text:span>195<text:span text:style-name="T3">4</text:span></text:p>
      <text:p text:style-name="P5">Erster Rocksong in den Single Charts (Als B-Side) (1955)</text:p>
      <text:p text:style-name="P4"/>
      <text:p text:style-name="P4">A<text:tab/><text:tab/><text:tab/><text:tab/><text:tab/><text:tab/><text:tab/><text:tab/><text:tab/><text:tab/><text:span text:style-name="T4">180</text:span></text:p>
      <text:p text:style-name="P1">One, Two, Three O'clock, Four O'clock rock,<text:line-break/>Five, Six, Seven O'clock, Eight O'clock rock.<text:line-break/>Nine, Ten, Eleven O'clock, Twelve O'clock rock,<text:line-break/><text:span text:style-name="T1">E</text:span><text:line-break/>We're gonna rock around the clock tonight.</text:p>
      <text:p text:style-name="P7">|--<text:span text:style-name="T1">5</text:span>-----<text:span text:style-name="T1">5</text:span>-------|<text:span text:style-name="T1">5</text:span>-----<text:span text:style-name="T1">5</text:span>---------||-------<text:span text:style-name="T1">5</text:span>--------|-------<text:span text:style-name="T1">7</text:span>--------|</text:p>
      <text:p text:style-name="P8">|--<text:span text:style-name="T1">5</text:span>-----<text:span text:style-name="T1">5</text:span>-------<text:span text:style-name="T2">|5</text:span>-----<text:span text:style-name="T1">5</text:span>---------|<text:span text:style-name="T2">|</text:span>-------<text:span text:style-name="T1">5</text:span>--------|-------<text:span text:style-name="T1">7</text:span>--------|</text:p>
      <text:p text:style-name="P6">|--<text:span text:style-name="T1">6</text:span>-----<text:span text:style-name="T1">6</text:span>-------<text:span text:style-name="T2">|6</text:span>-----<text:span text:style-name="T1">6</text:span>---------|<text:span text:style-name="T2">|</text:span>-------<text:span text:style-name="T1">5</text:span>--------|-------<text:span text:style-name="T1">7</text:span>--------|</text:p>
      <text:p text:style-name="P2"><text:s/>1 &amp; 2 &amp; 3 &amp; 4 &amp; <text:s/>1 &amp; 2 &amp; 3 &amp; 4 &amp; <text:s text:c="2"/></text:p>
      <text:p text:style-name="P1">Put your glad rags on, join me on,<text:line-break/>We'll have some fun when the clock strikes one,<text:line-break/>We're gonna rock around the clock tonight,<text:line-break/>We're gonna rock, rock, rock, 'till the broad daylight,<text:line-break/>We're gonna rock, gonna rock around the clock tonight.<text:line-break/><text:line-break/>When the clock strikes two, and three and four,<text:line-break/>If the band slows down we'll yell for more,<text:line-break/>We're gonna rock around the clock tonight,<text:line-break/>We're gonna rock, rock, rock, 'till broad daylight,<text:line-break/>We're gonna rock, gonna rock around the clock tonight.<text:line-break/><text:line-break/>When the chimes ring five and six and seven,<text:line-break/>We'll be rockin' up in seventh heav'n,<text:line-break/>We're gonna rock around the clock tonight,<text:line-break/>We're gonna rock, rock, rock, 'till broad daylight,<text:line-break/>We're gonna rock, gonna rock around the clock tonight.<text:line-break/><text:line-break/>When it's eight, nine, ten, eleven too,<text:line-break/>I'll be goin' strong and so will you,<text:line-break/>We're gonna rock around the clock tonight,<text:line-break/>We're gonna rock, rock, rock, 'till broad daylight,<text:line-break/>We're gonna rock, gonna rock around the clock tonight.<text:line-break/><text:line-break/>When the clock stikes twelve, we'll cool off then,<text:line-break/>Start rockin' round the clock again,<text:line-break/>We're gonna rock around the clock tonight,<text:line-break/>We're gonna rock, rock, rock, 'till broad daylight,<text:line-break/>We're gonna rock, gonna rock around the clock tonigh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1-06T19:09:04.771230378</meta:creation-date>
    <meta:generator>LibreOffice/5.1.6.2$Linux_X86_64 LibreOffice_project/10m0$Build-2</meta:generator>
    <dc:date>2017-12-04T18:54:12.121731322</dc:date>
    <dc:creator>benutzer </dc:creator>
    <meta:editing-duration>PT4M11S</meta:editing-duration>
    <meta:editing-cycles>3</meta:editing-cycles>
    <meta:document-statistic meta:table-count="0" meta:image-count="0" meta:object-count="0" meta:page-count="1" meta:paragraph-count="10" meta:word-count="301" meta:character-count="1759" meta:non-whitespace-character-count="1475"/>
  </office:meta>
</office:document-meta>
</file>